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GE without resignations</text:p>
          </table:table-cell>
          <table:table-cell table:number-columns-repeated="8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formula="of:=[.A2]*[.B2]*[.C2]" office:value-type="float" office:value="0.072" calcext:value-type="float">
            <text:p>0.072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formula="of:=[.A3]*[.B3]*[.C3]" office:value-type="float" office:value="0.014" calcext:value-type="float">
            <text:p>0.014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3"/>
          <table:table-cell table:formula="of:=[.A4]*[.B4]*[.C4]" office:value-type="float" office:value="0.008" calcext:value-type="float">
            <text:p>0.008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SUM([.G2:.G4])" office:value-type="float" office:value="0.094" calcext:value-type="float">
            <text:p>0.094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nough resignations (not inc loop)</text:p>
          </table:table-cell>
          <table:table-cell table:number-columns-repeated="8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table:formula="of:=[.A8]*[.B8]*[.C8]" office:value-type="float" office:value="0.432" calcext:value-type="float">
            <text:p>0.432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table:formula="of:=[.A9]*[.B9]*[.C9]" office:value-type="float" office:value="0.056" calcext:value-type="float">
            <text:p>0.056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0.7" calcext:value-type="float">
            <text:p>0.7</text:p>
          </table:table-cell>
          <table:table-cell table:number-columns-repeated="3"/>
          <table:table-cell table:formula="of:=[.A10]*[.B10]*[.C10]" office:value-type="float" office:value="0.098" calcext:value-type="float">
            <text:p>0.098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formula="of:=[.A11]*[.B11]*[.C11]" office:value-type="float" office:value="0.006" calcext:value-type="float">
            <text:p>0.006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SUM([.G8:.G11])" office:value-type="float" office:value="0.592" calcext:value-type="float">
            <text:p>0.5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enough resignations</text:p>
          </table:table-cell>
          <table:table-cell table:number-columns-repeated="8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formula="of:=[.A14]*[.B14]*[.C14]" office:value-type="float" office:value="0.216" calcext:value-type="float">
            <text:p>0.216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table:formula="of:=[.A15]*[.B15]*[.C15]" office:value-type="float" office:value="0.016" calcext:value-type="float">
            <text:p>0.016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table:formula="of:=[.A16]*[.B16]*[.C16]" office:value-type="float" office:value="0.028" calcext:value-type="float">
            <text:p>0.028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table:number-columns-repeated="3"/>
          <table:table-cell table:formula="of:=[.A17]*[.B17]*[.C17]" office:value-type="float" office:value="0.048" calcext:value-type="float">
            <text:p>0.048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SUM([.G14:.G17])" office:value-type="float" office:value="0.308" calcext:value-type="float">
            <text:p>0.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 total</text:p>
          </table:table-cell>
          <table:table-cell table:number-columns-repeated="8"/>
        </table:table-row>
        <table:table-row table:style-name="ro1">
          <table:table-cell table:formula="of:=[.G5]" office:value-type="float" office:value="0.094" calcext:value-type="float">
            <text:p>0.094</text:p>
          </table:table-cell>
          <table:table-cell table:number-columns-repeated="5"/>
          <table:table-cell table:formula="of:=[.A20]" office:value-type="float" office:value="0.094" calcext:value-type="float">
            <text:p>0.094</text:p>
          </table:table-cell>
          <table:table-cell table:number-columns-repeated="2"/>
        </table:table-row>
        <table:table-row table:style-name="ro1">
          <table:table-cell table:formula="of:=[.G12]" office:value-type="float" office:value="0.592" calcext:value-type="float">
            <text:p>0.592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table:formula="of:=[.A21]*[.B21]" office:value-type="float" office:value="0.5328" calcext:value-type="float">
            <text:p>0.5328</text:p>
          </table:table-cell>
          <table:table-cell table:number-columns-repeated="2"/>
        </table:table-row>
        <table:table-row table:style-name="ro1">
          <table:table-cell table:formula="of:=[.G18]" office:value-type="float" office:value="0.308" calcext:value-type="float">
            <text:p>0.308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22]*[.B22]*[.C22]*[.D22]*[.E22]" office:value-type="float" office:value="0.06237" calcext:value-type="float">
            <text:p>0.06237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SUM([.G20:.G22])" office:value-type="float" office:value="0.68917" calcext:value-type="float">
            <text:p>0.68917</text:p>
          </table:table-cell>
          <table:table-cell table:formula="of:=[.G23]*100" office:value-type="float" office:value="68.917" calcext:value-type="float">
            <text:p>68.917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string" calcext:value-type="string">
            <text:p>2<text:span text:style-name="T1">nd</text:span> Ref</text:p>
          </table:table-cell>
          <table:table-cell table:number-columns-repeated="8"/>
        </table:table-row>
        <table:table-row table:style-name="ro1">
          <table:table-cell table:formula="of:=[.G12]" office:value-type="float" office:value="0.592" calcext:value-type="float">
            <text:p>0.592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25]*[.B25]" office:value-type="float" office:value="0.0592" calcext:value-type="float">
            <text:p>0.0592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formula="of:=[.A26]*[.B26]*[.C26]" office:value-type="float" office:value="0.006" calcext:value-type="float">
            <text:p>0.006</text:p>
          </table:table-cell>
          <table:table-cell table:number-columns-repeated="2"/>
        </table:table-row>
        <table:table-row table:style-name="ro1">
          <table:table-cell table:formula="of:=[.G18]" office:value-type="float" office:value="0.308" calcext:value-type="float">
            <text:p>0.308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27]*[.B27]*[.C27]*[.D27]*[.E27]" office:value-type="float" office:value="0.00693" calcext:value-type="float">
            <text:p>0.00693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SUM([.G25:.G27])" office:value-type="float" office:value="0.07213" calcext:value-type="float">
            <text:p>0.07213</text:p>
          </table:table-cell>
          <table:table-cell table:formula="of:=[.G28]*100" office:value-type="float" office:value="7.213" calcext:value-type="float">
            <text:p>7.2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o Deal</text:p>
          </table:table-cell>
          <table:table-cell table:number-columns-repeated="8"/>
        </table:table-row>
        <table:table-row table:style-name="ro1">
          <table:table-cell table:formula="of:=[.G18]" office:value-type="float" office:value="0.308" calcext:value-type="float">
            <text:p>0.308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formula="of:=[.A30]*[.B30]" office:value-type="float" office:value="0.154" calcext:value-type="float">
            <text:p>0.154</text:p>
          </table:table-cell>
          <table:table-cell table:number-columns-repeated="2"/>
        </table:table-row>
        <table:table-row table:style-name="ro1">
          <table:table-cell table:formula="of:=[.G18]" office:value-type="float" office:value="0.308" calcext:value-type="float">
            <text:p>0.308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[.A31]*[.B31]*[.C31]*[.D31]" office:value-type="float" office:value="0.0693" calcext:value-type="float">
            <text:p>0.0693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SUM([.G30:.G31])" office:value-type="float" office:value="0.2233" calcext:value-type="float">
            <text:p>0.2233</text:p>
          </table:table-cell>
          <table:table-cell table:formula="of:=[.G32]*100" office:value-type="float" office:value="22.33" calcext:value-type="float">
            <text:p>22.3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eal later</text:p>
          </table:table-cell>
          <table:table-cell table:number-columns-repeated="8"/>
        </table:table-row>
        <table:table-row table:style-name="ro1">
          <table:table-cell table:formula="of:=[.G18]" office:value-type="float" office:value="0.308" calcext:value-type="float">
            <text:p>0.308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formula="of:=[.A35]*[.B35]*[.C35]" office:value-type="float" office:value="0.0154" calcext:value-type="float">
            <text:p>0.0154</text:p>
          </table:table-cell>
          <table:table-cell table:formula="of:=[.G35]*100" office:value-type="float" office:value="1.54" calcext:value-type="float">
            <text:p>1.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formula="of:=[.G23]+[.G28]+[.G32]+[.G35]" office:value-type="float" office:value="1" calcext:value-type="float">
            <text:p>1</text:p>
          </table:table-cell>
          <table:table-cell table:formula="of:=SUM([.H23:.H35])" office:value-type="float" office:value="100" calcext:value-type="float">
            <text:p>100</text:p>
          </table:table-cell>
          <table:table-cell table:formula="of:=SUM([.I23:.I35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9">00/00/0000</text:date>, <text:time style:data-style-name="N2" text:time-value="11:03:51.1601135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05-22T15:38:46.991023088</meta:creation-date>
    <dc:date>2019-06-09T11:08:04.148669228</dc:date>
    <dc:creator>Jon Worth</dc:creator>
    <meta:editing-duration>PT23H58M9S</meta:editing-duration>
    <meta:editing-cycles>7</meta:editing-cycles>
    <meta:generator>LibreOffice/6.2.0.3$MacOSX_X86_64 LibreOffice_project/98c6a8a1c6c7b144ce3cc729e34964b47ce25d62</meta:generator>
    <meta:document-statistic meta:table-count="1" meta:cell-count="104" meta:object-count="0"/>
  </office:meta>
</office:document-meta>
</file>